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04e0" officeooo:paragraph-rsid="000c04e0"/>
    </style:style>
    <style:style style:name="P2" style:family="paragraph" style:parent-style-name="Standard">
      <style:text-properties officeooo:rsid="000c6f2a" officeooo:paragraph-rsid="000c6f2a"/>
    </style:style>
    <style:style style:name="P3" style:family="paragraph" style:parent-style-name="Standard">
      <style:text-properties officeooo:rsid="000d2449" officeooo:paragraph-rsid="000d2449"/>
    </style:style>
    <style:style style:name="P4" style:family="paragraph" style:parent-style-name="Standard">
      <style:text-properties officeooo:rsid="000f0738" officeooo:paragraph-rsid="000f0738"/>
    </style:style>
    <style:style style:name="P5" style:family="paragraph" style:parent-style-name="Standard">
      <style:text-properties officeooo:rsid="00104c8f" officeooo:paragraph-rsid="00104c8f"/>
    </style:style>
    <style:style style:name="P6" style:family="paragraph" style:parent-style-name="Standard">
      <style:text-properties officeooo:rsid="000c04e0" officeooo:paragraph-rsid="000f0738"/>
    </style:style>
    <style:style style:name="P7" style:family="paragraph" style:parent-style-name="Standard">
      <style:text-properties officeooo:rsid="000c6f2a" officeooo:paragraph-rsid="000f0738"/>
    </style:style>
    <style:style style:name="P8" style:family="paragraph" style:parent-style-name="Standard">
      <style:text-properties officeooo:rsid="0011d346" officeooo:paragraph-rsid="0011d346"/>
    </style:style>
    <style:style style:name="P9" style:family="paragraph" style:parent-style-name="Standard">
      <style:text-properties fo:font-weight="bold" officeooo:rsid="000c04e0" officeooo:paragraph-rsid="000c04e0" style:font-weight-asian="bold" style:font-weight-complex="bold"/>
    </style:style>
    <style:style style:name="P10" style:family="paragraph" style:parent-style-name="Standard">
      <style:text-properties fo:font-weight="bold" officeooo:rsid="000c6f2a" officeooo:paragraph-rsid="000c6f2a" style:font-weight-asian="bold" style:font-weight-complex="bold"/>
    </style:style>
    <style:style style:name="T1" style:family="text">
      <style:text-properties officeooo:rsid="000d2449"/>
    </style:style>
    <style:style style:name="T2" style:family="text">
      <style:text-properties officeooo:rsid="0011d346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Nome:</text:span> Distribuição de componentes curriculares</text:p>
      <text:p text:style-name="P3"/>
      <text:p text:style-name="P1">Objetivo geral da aplicação: <text:span text:style-name="T1">Agilizar o processo de distribuição de ccrs;</text:span></text:p>
      <text:p text:style-name="P1"/>
      <text:p text:style-name="P9">Principais funções que a aplicação executará:</text:p>
      <text:p text:style-name="P4"/>
      <text:p text:style-name="P4">Inserir horários, professores, turmas.</text:p>
      <text:p text:style-name="P4"/>
      <text:p text:style-name="P4">Terá 4 usuários: adm, domínio comum, domínio conexo e domínio especifico.</text:p>
      <text:p text:style-name="P4"/>
      <text:p text:style-name="P4"><text:span text:style-name="T3">Ordem de prioridades:</text:span> (do primeiro para o último a ser definido): comum – conexo <text:s/>- especifico.</text:p>
      <text:p text:style-name="P4"/>
      <text:p text:style-name="P4">O objetivo da aplicação é: verificar inconsistências (choques de horários, intervalo mínimo exigido de aulas [professor que deu aula as 21:00 não pode dar aula as 7:30 do dia seguinte, porém a partir das 8;20 está liberado], choque de mesmo professor em duas matérias no mesmo horário [ex: professor x dá aula de domínio comum e especifico no mesmo horário]).</text:p>
      <text:p text:style-name="P4"/>
      <text:p text:style-name="P4">Gerar uma tabela de curso/horários/matérias/professores (vide tabela enviada por e-mail pelo Prof. Pavan).</text:p>
      <text:p text:style-name="P6"/>
      <text:p text:style-name="P10">Requisitos:</text:p>
      <text:p text:style-name="P2"/>
      <text:p text:style-name="P5"><text:tab/>4 usuários com funções limitadas;</text:p>
      <text:p text:style-name="P5"><text:tab/>Cadastro de matérias dada no semestre;</text:p>
      <text:p text:style-name="P5"><text:tab/>Cadastro de professores disponíveis no semestre;</text:p>
      <text:p text:style-name="P5"><text:tab/>Gerar tabela parcial de horários;</text:p>
      <text:p text:style-name="P5"><text:tab/>Respeitar a ordem de criação da tabela: Primeiro domínio comum, seguido pelo domínio conexo e finalizada pelo domínio específico;</text:p>
      <text:p text:style-name="P5"><text:tab/>O Adm poderá alterar a tabela em qualquer momento; <text:span text:style-name="T2">(verificar)</text:span></text:p>
      <text:p text:style-name="P5"><text:tab/>A tabela pode ser gerada mesmo com inconsistências, porém com um relatório de todas as inconsistências presentes;</text:p>
      <text:p text:style-name="P5"><text:tab/></text:p>
      <text:p text:style-name="P7"/>
      <text:p text:style-name="P8">Dúvidas:</text:p>
      <text:p text:style-name="P8">1. Ex: Usuário do domínio comum resolve fazer alteração na tabela depois que o usuário de domínio conexo já montou seus horários.</text:p>
      <text:p text:style-name="P8"><text:tab/>Qual medida pode ser tomada?</text:p>
      <text:p text:style-name="P8"/>
      <text:p text:style-name="P8">1. 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2:43:17.737000000</meta:creation-date>
    <dc:date>2014-04-09T19:30:32.988000000</dc:date>
    <meta:editing-duration>PT1H17M39S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21" meta:word-count="223" meta:character-count="1480" meta:non-whitespace-character-count="1264"/>
  </office:meta>
</office:document-meta>
</file>